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05b" officeooo:paragraph-rsid="00156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MD.Zahid Hassan Rabbi. My student ID is 200205.</text:p>
      <text:p text:style-name="P1">I am a student Computer science and Engineering in Khulna Universit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5:19:54.909849288</meta:creation-date>
    <dc:date>2022-04-12T15:21:32.908124609</dc:date>
    <meta:editing-duration>PT1M41S</meta:editing-duration>
    <meta:editing-cycles>1</meta:editing-cycles>
    <meta:document-statistic meta:table-count="0" meta:image-count="0" meta:object-count="0" meta:page-count="1" meta:paragraph-count="2" meta:word-count="22" meta:character-count="127" meta:non-whitespace-character-count="107"/>
    <meta:generator>LibreOffice/6.4.7.2$Linux_X86_64 LibreOffice_project/40$Build-2</meta:generator>
  </office:meta>
</office:document-meta>
</file>